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paragraph-rsid="0021b355" style:font-size-asian="6pt" style:font-size-complex="6pt"/>
    </style:style>
    <style:style style:name="P3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01f2f7d"/>
    </style:style>
    <style:style style:name="T2" style:family="text">
      <style:text-properties officeooo:rsid="00200bce"/>
    </style:style>
    <style:style style:name="T3" style:family="text">
      <style:text-properties officeooo:rsid="0021b355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@author usuari</text:p>
      <text:p text:style-name="P1"><text:s/>*/</text:p>
      <text:p text:style-name="P1"><text:span text:style-name="T4">public class Exercici1_9 </text:span>{</text:p>
      <text:p text:style-name="P1"><text:s text:c="4"/>public static void main(String[] args){</text:p>
      <text:p text:style-name="P1"><text:s text:c="8"/>int i,resultat;</text:p>
      <text:p text:style-name="P1"><text:s text:c="8"/>i=resultat=0;</text:p>
      <text:p text:style-name="P1"><text:s text:c="8"/></text:p>
      <text:p text:style-name="P1"><text:s text:c="8"/>while((i&lt;20)){</text:p>
      <text:p text:style-name="P1"><text:s text:c="12"/>resultat=resultat + i*2;</text:p>
      <text:p text:style-name="P1"><text:s text:c="12"/></text:p>
      <text:p text:style-name="P1"><text:s text:c="12"/>System.out.println(i+ ": " +resultat+ " ");</text:p>
      <text:p text:style-name="P1"><text:s text:c="12"/>i++;</text:p>
      <text:p text:style-name="P1"><text:s text:c="20"/>if(resultat&gt;10){</text:p>
      <text:p text:style-name="P1"><text:s text:c="24"/>resultat=0;</text:p>
      <text:p text:style-name="P1"><text:s text:c="20"/>}</text:p>
      <text:p text:style-name="P1"><text:s text:c="8"/>}</text:p>
      <text:p text:style-name="P1"><text:s text:c="4"/>} <text:s text:c="3"/></text:p>
      <text:p text:style-name="P1">}</text:p>
      <text:p text:style-name="P1">0: 0 </text:p>
      <text:p text:style-name="P1">1: 2 </text:p>
      <text:p text:style-name="P1">2: 6 </text:p>
      <text:p text:style-name="P1">3: 12 </text:p>
      <text:p text:style-name="P1">4: 8 // <text:span text:style-name="T1">com que resultat és més gran de 0 llavorns resultat és 0 i ‘i’ val 4</text:span></text:p>
      <text:p text:style-name="P1">5: 18 </text:p>
      <text:p text:style-name="P1">6: 12 // <text:span text:style-name="T1">com que el resultat és més gran de 0 llavorns resultat val 0 i ‘i’ val 6.</text:span></text:p>
      <text:p text:style-name="P1">7: 14 </text:p>
      <text:p text:style-name="P1">8: 16 </text:p>
      <text:p text:style-name="P1">9: 18 </text:p>
      <text:p text:style-name="P1">10: 20 </text:p>
      <text:p text:style-name="P1">11: 22 </text:p>
      <text:p text:style-name="P1">12: 24 </text:p>
      <text:p text:style-name="P1">13: 26 </text:p>
      <text:p text:style-name="P1">14: 28 </text:p>
      <text:p text:style-name="P1">15: 30 </text:p>
      <text:p text:style-name="P1">16: 32 </text:p>
      <text:p text:style-name="P1">17: 34 </text:p>
      <text:p text:style-name="P1">18: 36 </text:p>
      <text:p text:style-name="P1">19: 38 </text:p>
      <text:p text:style-name="P1">BUILD SUCCESSFUL (total time: 0 seconds</text:p>
      <text:p text:style-name="P1"/>
      <text:p text:style-name="P1"/>
      <text:p text:style-name="P1"><text:span text:style-name="T4">public class Exercici2_9 </text:span>{</text:p>
      <text:p text:style-name="P1"><text:s text:c="4"/>public static void main(String[] args){</text:p>
      <text:p text:style-name="P1"><text:s text:c="8"/>int i, resultat;</text:p>
      <text:p text:style-name="P1"><text:s text:c="8"/>boolean seguir=true;</text:p>
      <text:p text:style-name="P1"><text:s text:c="8"/>i=resultat = 0;</text:p>
      <text:p text:style-name="P1"><text:s text:c="8"/>while((resultat&lt;10) &amp;&amp; (seguir)){</text:p>
      <text:p text:style-name="P1"><text:s text:c="12"/>resultat = resultat + i;</text:p>
      <text:p text:style-name="P1"><text:s text:c="12"/>System.out.println( i+": " + resultat + "");</text:p>
      <text:p text:style-name="P1"><text:s text:c="12"/>i++;</text:p>
      <text:p text:style-name="P1"><text:s text:c="12"/>if(i&gt;19){</text:p>
      <text:p text:style-name="P1"><text:s text:c="16"/>seguir=false;</text:p>
      <text:p text:style-name="P1"><text:s text:c="12"/>}</text:p>
      <text:p text:style-name="P1"><text:s text:c="11"/></text:p>
      <text:p text:style-name="P2"><text:s text:c="8"/>}</text:p>
      <text:p text:style-name="P2"><text:s text:c="4"/>}</text:p>
      <text:p text:style-name="P1"><text:s/><text:span text:style-name="T3">}</text:span></text:p>
      <text:p text:style-name="P1">0: 0</text:p>
      <text:p text:style-name="P1">1: 1</text:p>
      <text:p text:style-name="P1">2: 3</text:p>
      <text:p text:style-name="P1">3: 6</text:p>
      <text:p text:style-name="P1">4: 10 // <text:span text:style-name="T2">a partir d’aquí resultat&gt;=10 llavorns surt del bucle while</text:span></text:p>
      <text:p text:style-name="P1">BUILD SUCCESSFUL (total time: 0 seconds)</text:p>
      <text:p text:style-name="P1"/>
      <text:p text:style-name="P1"><text:span text:style-name="T4">public class Exercici3_Pract9</text:span> {</text:p>
      <text:p text:style-name="P1"><text:s text:c="4"/>public static final int MAXIM_INTENTS=3;</text:p>
      <text:p text:style-name="P1"><text:s text:c="4"/></text:p>
      <text:p text:style-name="P1"><text:s text:c="4"/>public static void main(String[] args){</text:p>
      <text:p text:style-name="P1"><text:s text:c="16"/></text:p>
      <text:p text:style-name="P1"><text:s text:c="8"/>Scanner lector = new Scanner(System.in);</text:p>
      <text:p text:style-name="P1"><text:s text:c="8"/></text:p>
      <text:p text:style-name="P1"><text:s text:c="8"/>int valorUsuari=0;</text:p>
      <text:p text:style-name="P1"><text:s text:c="8"/>boolean valorNOk=true;</text:p>
      <text:p text:style-name="P1"><text:s text:c="8"/>int intents=MAXIM_INTENTS;</text:p>
      <text:p text:style-name="P1"><text:s text:c="8"/></text:p>
      <text:p text:style-name="P1"><text:s text:c="8"/>while((valorNOk) &amp;&amp; (intents&gt;0)){</text:p>
      <text:p text:style-name="P1"><text:s text:c="12"/>//demanen les dades per teclat</text:p>
      <text:p text:style-name="P1"><text:s text:c="12"/>System.out.println("Introdueix un número del 0 al 5");</text:p>
      <text:p text:style-name="P1"><text:s text:c="12"/>valorUsuari=lector.nextInt();</text:p>
      <text:p text:style-name="P1"><text:s text:c="12"/>lector.nextLine();</text:p>
      <text:p text:style-name="P1"><text:s text:c="12"/>intents--;</text:p>
      <text:p text:style-name="P1"><text:s text:c="12"/>if((valorUsuari&lt;0) || (valorUsuari&gt;5)){</text:p>
      <text:p text:style-name="P1"><text:s text:c="16"/>System.out.println("Error en l'entrada de dades");</text:p>
      <text:p text:style-name="P1"><text:s text:c="12"/>}else{</text:p>
      <text:p text:style-name="P1"><text:s text:c="16"/>valorNOk=false;</text:p>
      <text:p text:style-name="P1"><text:s text:c="12"/>}</text:p>
      <text:p text:style-name="P1"><text:s text:c="8"/>}</text:p>
      <text:p text:style-name="P1"><text:s text:c="8"/>if((valorUsuari&gt;=0) &amp;&amp; (valorUsuari&lt;=5)){</text:p>
      <text:p text:style-name="P1"><text:s text:c="12"/>System.out.println("Dada correcte. Has escrit " + valorUsuari);</text:p>
      <text:p text:style-name="P1"><text:s text:c="8"/>}else{</text:p>
      <text:p text:style-name="P1"><text:s text:c="12"/>System.out.println("Intents esgotats");</text:p>
      <text:p text:style-name="P1"><text:s text:c="8"/>}</text:p>
      <text:p text:style-name="P1"><text:s text:c="4"/>}</text:p>
      <text:p text:style-name="P1"><text:s/>}</text:p>
      <text:p text:style-name="P1">run:</text:p>
      <text:p text:style-name="P1">Introdueix un número del 0 al 5</text:p>
      <text:p text:style-name="P1">9</text:p>
      <text:p text:style-name="P1">Error en l'entrada de dades</text:p>
      <text:p text:style-name="P1">Introdueix un número del 0 al 5</text:p>
      <text:p text:style-name="P1">7</text:p>
      <text:p text:style-name="P1">Error en l'entrada de dades</text:p>
      <text:p text:style-name="P1">Introdueix un número del 0 al 5</text:p>
      <text:p text:style-name="P1">6</text:p>
      <text:p text:style-name="P1">Error en l'entrada de dades</text:p>
      <text:p text:style-name="P1">Intents esgotats</text:p>
      <text:p text:style-name="P1"><text:soft-page-break/>run:</text:p>
      <text:p text:style-name="P1">Introdueix un número del 0 al 5</text:p>
      <text:p text:style-name="P1">2</text:p>
      <text:p text:style-name="P1">Dada correcte. Has escrit 2</text:p>
      <text:p text:style-name="P1"/>
      <text:p text:style-name="P1">import java.util.Scanner;</text:p>
      <text:p text:style-name="P1">/**</text:p>
      <text:p text:style-name="P1"><text:s/>*</text:p>
      <text:p text:style-name="P1"><text:s/>* @author usuari</text:p>
      <text:p text:style-name="P1"><text:s/>*/</text:p>
      <text:p text:style-name="P1"><text:span text:style-name="T4">public class Exercici4_9</text:span> {</text:p>
      <text:p text:style-name="P1"><text:s text:c="4"/></text:p>
      <text:p text:style-name="P1"><text:s text:c="4"/>public static final int RANG_MIN=0;</text:p>
      <text:p text:style-name="P1"><text:s text:c="4"/>public static final int RANG_MAX=20;</text:p>
      <text:p text:style-name="P1"><text:s text:c="4"/>public static final int VALOR_MOSTRA=-1;</text:p>
      <text:p text:style-name="P1"><text:s text:c="4"/>public static final int MAX_INTENTS=3;</text:p>
      <text:p text:style-name="P1"><text:s text:c="4"/></text:p>
      <text:p text:style-name="P1"><text:s text:c="4"/>public static void main(String[] args){</text:p>
      <text:p text:style-name="P1"><text:s text:c="8"/></text:p>
      <text:p text:style-name="P1"><text:s text:c="8"/>Scanner lector = new Scanner(System.in);</text:p>
      <text:p text:style-name="P1"><text:s text:c="8"/></text:p>
      <text:p text:style-name="P1"><text:s text:c="8"/>int valorInicial=0, i=0;</text:p>
      <text:p text:style-name="P1"><text:s text:c="8"/>int j=0;</text:p>
      <text:p text:style-name="P1"><text:s text:c="8"/>boolean valorNok=true;</text:p>
      <text:p text:style-name="P1"><text:s text:c="8"/>boolean valorMostra=true;</text:p>
      <text:p text:style-name="P1"><text:s text:c="8"/></text:p>
      <text:p text:style-name="P1"><text:s text:c="8"/>while((valorNok)&amp;&amp;(valorMostra)&amp;&amp;(j&lt;MAX_INTENTS)){</text:p>
      <text:p text:style-name="P1"><text:s text:c="12"/>System.out.println("Introdueix un valor entre " + RANG_MIN + " i " + RANG_MAX );</text:p>
      <text:p text:style-name="P1"><text:s text:c="12"/>valorInicial=lector.nextInt();</text:p>
      <text:p text:style-name="P1"><text:s text:c="12"/>lector.nextLine();</text:p>
      <text:p text:style-name="P1"><text:s text:c="12"/>if((valorInicial&gt;=RANG_MIN) &amp;&amp; (valorInicial&lt;=RANG_MAX)){</text:p>
      <text:p text:style-name="P1"><text:s text:c="16"/>valorNok=false;</text:p>
      <text:p text:style-name="P1"><text:s text:c="12"/>}else{</text:p>
      <text:p text:style-name="P1"><text:s text:c="16"/>i=i+valorInicial;</text:p>
      <text:p text:style-name="P1"><text:s text:c="16"/>j++;</text:p>
      <text:p text:style-name="P1"><text:s text:c="12"/>}if(valorInicial==VALOR_MOSTRA){</text:p>
      <text:p text:style-name="P1"><text:s text:c="16"/>valorMostra=false;</text:p>
      <text:p text:style-name="P1"><text:s text:c="12"/>}</text:p>
      <text:p text:style-name="P1"><text:s text:c="10"/>}</text:p>
      <text:p text:style-name="P1"><text:s text:c="8"/>if(!valorNok){</text:p>
      <text:p text:style-name="P1"><text:s text:c="12"/>System.out.println("Dada correcta. Has introduit " + valorInicial);</text:p>
      <text:p text:style-name="P1"><text:s text:c="8"/>}else{</text:p>
      <text:p text:style-name="P1"><text:s text:c="12"/>System.out.println("La suma de número fora de rang és " +i);</text:p>
      <text:p text:style-name="P1"><text:s text:c="8"/>}</text:p>
      <text:p text:style-name="P1"><text:s text:c="3"/>}</text:p>
      <text:p text:style-name="P1"><text:s text:c="4"/>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1:58:08.794000000</meta:creation-date>
    <dc:date>2019-11-06T22:21:56.590000000</dc:date>
    <meta:editing-duration>PT19M8S</meta:editing-duration>
    <meta:editing-cycles>4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148" meta:word-count="408" meta:character-count="3572" meta:non-whitespace-character-count="2392"/>
  </office:meta>
</office:document-meta>
</file>